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0b1" officeooo:paragraph-rsid="000160b1"/>
    </style:style>
    <style:style style:name="P2" style:family="paragraph" style:parent-style-name="Standard">
      <style:paragraph-properties fo:text-align="justify" style:justify-single-word="false"/>
      <style:text-properties officeooo:rsid="000160b1" officeooo:paragraph-rsid="000160b1"/>
    </style:style>
    <style:style style:name="P3" style:family="paragraph" style:parent-style-name="Standard">
      <style:paragraph-properties fo:text-align="justify" style:justify-single-word="false"/>
      <style:text-properties officeooo:rsid="000160b1" officeooo:paragraph-rsid="0001d8bf"/>
    </style:style>
    <style:style style:name="P4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paragraph-rsid="000160b1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Liberation Serif" fo:font-size="12pt" fo:font-weight="normal" officeooo:rsid="000cd36d" officeooo:paragraph-rsid="00037228" fo:background-color="transparent" style:font-name-asian="Times new roman1" style:font-name-complex="Times new roman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weight="bold" officeooo:rsid="000160b1" officeooo:paragraph-rsid="00037228"/>
    </style:style>
    <style:style style:name="P7" style:family="paragraph" style:parent-style-name="Standard">
      <style:paragraph-properties fo:text-align="justify" style:justify-single-word="false"/>
      <style:text-properties officeooo:rsid="00037228" officeooo:paragraph-rsid="00037228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7228" officeooo:paragraph-rsid="0003722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4421c" officeooo:paragraph-rsid="0004421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64024" officeooo:paragraph-rsid="0006402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37228" officeooo:paragraph-rsid="0003722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4421c" officeooo:paragraph-rsid="0004421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64024" officeooo:paragraph-rsid="0006402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064024" officeooo:paragraph-rsid="00037228"/>
    </style:style>
    <style:style style:name="P1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1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0160b1"/>
    </style:style>
    <style:style style:name="T1" style:family="text">
      <style:text-properties officeooo:rsid="000160b1"/>
    </style:style>
    <style:style style:name="T2" style:family="text">
      <style:text-properties officeooo:rsid="0001d8bf"/>
    </style:style>
    <style:style style:name="T3" style:family="text">
      <style:text-properties fo:font-weight="normal" officeooo:rsid="000ddfaf" style:font-weight-asian="normal" style:font-weight-complex="normal"/>
    </style:style>
    <style:style style:name="T4" style:family="text">
      <style:text-properties fo:font-weight="normal" officeooo:rsid="0034547f" style:font-weight-asian="normal" style:font-weight-complex="normal"/>
    </style:style>
    <style:style style:name="T5" style:family="text">
      <style:text-properties fo:font-weight="normal" officeooo:rsid="00350964" style:font-weight-asian="normal" style:font-weight-complex="normal"/>
    </style:style>
    <style:style style:name="T6" style:family="text">
      <style:text-properties fo:font-weight="normal" officeooo:rsid="0024423d" style:font-weight-asian="normal" style:font-weight-complex="normal"/>
    </style:style>
    <style:style style:name="T7" style:family="text">
      <style:text-properties fo:font-weight="normal" officeooo:rsid="0025ae57" style:font-weight-asian="normal" style:font-weight-complex="normal"/>
    </style:style>
    <style:style style:name="T8" style:family="text">
      <style:text-properties officeooo:rsid="0025ae57"/>
    </style:style>
    <style:style style:name="T9" style:family="text">
      <style:text-properties officeooo:rsid="0004421c"/>
    </style:style>
    <style:style style:name="T10" style:family="text">
      <style:text-properties officeooo:rsid="000640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C</text:p>
      <text:p text:style-name="P1"/>
      <text:p text:style-name="P4"><text:span text:style-name="T1">1. Introdução - <text:s/></text:span>Esperar terminar o artigo pois você pode aproveitar o texto.</text:p>
      <text:p text:style-name="P16"><text:s/></text:p>
      <text:p text:style-name="P16">2. Algoritmos Genéticos - Texto sobre o AG, explique apenas o será abordado no capítulo de descrição do projeto. </text:p>
      <text:p text:style-name="P15"/>
      <text:p text:style-name="P15">3. Sistemas embarcados em Microcontroladores - Explique apenas o será abordado no capítulo de descrição do projeto. </text:p>
      <text:p text:style-name="P15"/>
      <text:p text:style-name="P15">4. Descrição do projeto</text:p>
      <text:p text:style-name="P15"/>
      <text:p text:style-name="P15">5. Resultados </text:p>
      <text:p text:style-name="P15"/>
      <text:p text:style-name="P15">6. Conclusões.</text:p>
      <text:p text:style-name="P1"/>
      <text:p text:style-name="P1"/>
      <text:p text:style-name="P1"/>
      <text:p text:style-name="P1">Descrição do projetos</text:p>
      <text:p text:style-name="P2"/>
      <text:p text:style-name="P2"><text:tab/></text:p>
      <text:p text:style-name="P2"/>
      <text:p text:style-name="P3">Sistemas de otimização baseados em Algoritmos G<text:span text:style-name="T2">e</text:span>néticos – GA costumam demandar muito processamento e gasto de energia, uma vez <text:span text:style-name="T2">que em geral operam em computadores de médio e grande porte de modo que isto inviabilizaria o uso de AGs em aplicações dedicadas compostas por hardwares de custo, baixo consumo de energia e tamanho reduzido.</text:span></text:p>
      <text:p text:style-name="P2"/>
      <text:p text:style-name="P3"><text:tab/>Este trabalho tem como finalidade a investigação, <text:span text:style-name="T2">otimização e adequação</text:span> do uso de <text:s/><text:span text:style-name="T2">AGs</text:span>, em sistemas embarcado<text:span text:style-name="T2">s, tais</text:span> como microcontroladores (MuC), microprocessadores (MuP) e sistemas <text:span text:style-name="T2">d</text:span>igitais de processamento de sinais (DSPs), <text:span text:style-name="T2">frequentemente utilizados em sistemas embarcados para aplicações dedicadas à soluções complexas de engenharia em vários setores da indústria.</text:span></text:p>
      <text:p text:style-name="P3"/>
      <text:p text:style-name="P7">O desenvolvimento deste trabalho este<text:span text:style-name="T10">ve</text:span> concentrado no desenvolvimento de AG em linguagem C, que pudesse facilmente ser adaptado e utilizado em sistemas embarcados diversos. <text:s/>O algoritmo foi escrito de modo estruturado com várias funções, permitindo escolher qual função utilizar em diferentes etapas da execução do GA. Deste modo foi possível avaliar o tempo de execução do GA com variações na sua execução, como por exemplo, diferentes formas de seleção, podendo ser torneio, roleta simples, roleta de quatro pontos ou a combinação deste métodos. <text:span text:style-name="T10">Como o objetivo do trabalho é a investigação do uso de GAs em sistemas embarcados de modo geral, não houve preocupação na solução de um sistema específico, mas na otimização geral da execução do algoritmo. <text:s/>Deste modo procurou-se parametrizar todas os aspectos do GA, <text:s/>o máximo que se pode, desde, quantidade de variáveis, até o tamanho do cromossomo.</text:span></text:p>
      <text:p text:style-name="P14"/>
      <text:p text:style-name="P7"/>
      <text:p text:style-name="P9">A representação do cromossomo</text:p>
      <text:p text:style-name="P12"/>
      <text:p text:style-name="P12"><text:tab/>No GA desenvolvido neste projeto, cada cromossomo é representado por um valor inteiro, convencionado no algoritmo como unsigned int. Deste modo a capacidade de representação é limitada pela precisão desejada pelo usuário que pode ser configurada de maneira livre, obedecendo-se as restrições do sistema em que o algoritmo será utilizado.</text:p>
      <text:p text:style-name="P7"/>
      <text:p text:style-name="P8">A precisão do algoritmo</text:p>
      <text:p text:style-name="P8"/>
      <text:p text:style-name="P11"><text:tab/>A precisão do algoritmo é definida pela quantidade de bits em cada cromossomo. Neste projeto a precisão é um parâmetro global do algoritmo que pode ser configurada pelo usuário de , <text:soft-page-break/>acordo com a capacidade de representação numérica do sistema que irá executá-lo. Este parâmetro foi definido como constante, <text:s/>não podendo ser mais alterado depois do inicio da execução do algoritmo. <text:s/>Pelos teste realizados, percebeu-se que a precisão escolhida em nada afeta o tempo de execução do algoritmo de modo que a sua escolha é apenas limitada pela capacidade de representação numérica do sistema que irá executar o algoritmo.</text:p>
      <text:p text:style-name="P11"/>
      <text:p text:style-name="P11">Para sistemas de 10 bits, que é a maioria dos microprocessadores, é possível uma representação inteira de até 2^10 -1. <text:span text:style-name="T9">Isso fornece uma precisão bastante razoável para a solução de problemas de otimização de um modo geral.</text:span></text:p>
      <text:p text:style-name="P11"/>
      <text:p text:style-name="P10">Otimização de memória</text:p>
      <text:p text:style-name="P10"/>
      <text:p text:style-name="P13">Devido ao propósito do GA ser executado em hardwares de baixa quantidade de memória, característicos de sistemas embarcados e por ter sido desenvolvido em linguagem c, fez-se uso extensivo de ponteiros, de modo que grande parte das funções envolvia passagem de parâmetros por referência. Como é o caso da população de cromossomos. Por se tratar de um vetor de inteiros, esta é alocada em um único espaço de memória, de modo que seu acesso de todo o algoritmo é feito por meio de ponteiros.</text:p>
      <text:p text:style-name="P13"/>
      <text:p text:style-name="P13"/>
      <text:p text:style-name="P11"/>
      <text:p text:style-name="P7"/>
      <text:p text:style-name="P3"/>
      <text:p text:style-name="P3"/>
      <text:p text:style-name="P5">A metodologia utilizada <text:span text:style-name="T8">levou em conta a </text:span>avali<text:span text:style-name="T8">ação</text:span> <text:span text:style-name="T8">d</text:span>os tempos de execução de cada etapa do AG <text:span text:style-name="T8">para diferentes tamanhos de população e de cromossomos,</text:span> e a partir daí, procurar otimizar esses tempos a fim de se obter o melhor tempo global de execução. Todo o desenvolvimento foi realizado em linguagem C tendo como alvo um MuC de 8-bits da arquitetura ATMEGA do fabricante ATMEL. Foram medidos os tempos de execução do GA para diferentes tamanhos de cromossomos e com tamanhos variados de população. O processo de validação foi realizado em bancada com ajuda de um osciloscópio. </text:p>
      <text:p text:style-name="P5"/>
      <text:p text:style-name="P6"><text:span text:style-name="T3">O algoritmo foi divido em várias etapas, sendo elas: iniciação da população, crossover, mutação, e avaliação da população. As trê</text:span><text:span text:style-name="T4">s</text:span><text:span text:style-name="T3"> ultimas et</text:span><text:span text:style-name="T5">a</text:span><text:span text:style-name="T3">pas são repetidas em um loop até que o número de iterações máximo seja atingido ou o cr</text:span><text:span text:style-name="T5">i</text:span><text:span text:style-name="T3">tério de busca seja <text:s/>alcançado. P</text:span><text:span text:style-name="T6">ara este algoritmo, a população é representada por um vetor de inteiros sorteados aleatoriamente, cujo valor máximo depende da precisão escolhida </text:span><text:span text:style-name="T5">para o algoritmo. </text:span><text:span text:style-name="T3">No fim de cada iteração a população é avaliada e, para cada cromossomo é calculada uma aptidão, </text:span><text:span text:style-name="T6">que será utilizada como parâmetro para ordenação da população, </text:span><text:span text:style-name="T7">armazenados em um vetor</text:span><text:span text:style-name="T6">, em ordem decrescente de aptidão. </text:span><text:span text:style-name="T3">A aptidão de cada cromossomo é calculada convertendo os valores de cada c</text:span><text:span text:style-name="T5">r</text:span><text:span text:style-name="T3">omossomo para a faixa de valores do problema. Em seguida, este valor é avaliada pela função objetivo ou função de avaliação, dando como resultado a aptidão do cromossomo. Esta aptidão dependerá do propósito do algoritmo. Neste pr</text:span><text:span text:style-name="T5">o</text:span><text:span text:style-name="T3">jeto, o objetivo foi minimizar uma função qualquer, logo, quanto menor fosse o valor do </text:span><text:soft-page-break/><text:span text:style-name="T3">cromossomo para a função de avaliação, mais apto ele seria.</text:span>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son </meta:initial-creator>
    <meta:creation-date>2016-05-19T22:30:50.429280786</meta:creation-date>
    <dc:date>2016-05-19T23:33:54.501186902</dc:date>
    <dc:creator>Randson </dc:creator>
    <meta:editing-duration>PT27M1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3" meta:paragraph-count="23" meta:word-count="857" meta:character-count="5400" meta:non-whitespace-character-count="4544"/>
  </office:meta>
</office:document-meta>
</file>